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2.198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2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879cm"/>
    </style:style>
    <style:style style:name="co17" style:family="table-column">
      <style:table-column-properties fo:break-before="auto" style:column-width="1.653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73cm"/>
    </style:style>
    <style:style style:name="co20" style:family="table-column">
      <style:table-column-properties fo:break-before="auto" style:column-width="1.827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789cm"/>
    </style:style>
    <style:style style:name="co24" style:family="table-column">
      <style:table-column-properties fo:break-before="auto" style:column-width="2.741cm"/>
    </style:style>
    <style:style style:name="co25" style:family="table-column">
      <style:table-column-properties fo:break-before="auto" style:column-width="2.392cm"/>
    </style:style>
    <style:style style:name="co26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</style:style>
    <style:style style:name="ce87" style:family="table-cell" style:parent-style-name="Default">
      <style:text-properties fo:font-size="8pt" style:font-size-asian="8pt" style:font-size-complex="8pt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97" style:family="table-cell" style:parent-style-name="Default">
      <style:text-properties fo:color="#000000" fo:font-size="8pt" style:font-size-asian="8pt" style:font-size-complex="8pt"/>
    </style:style>
    <style:style style:name="ce98" style:family="table-cell" style:parent-style-name="Default">
      <style:text-properties fo:color="#000000"/>
    </style:style>
    <style:style style:name="ce99" style:family="table-cell" style:parent-style-name="Default">
      <style:table-cell-properties fo:border="none"/>
      <style:text-properties fo:color="#000000"/>
    </style:style>
    <style:style style:name="ce100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3" style:family="table-cell" style:parent-style-name="Default">
      <style:text-properties fo:font-size="7pt" style:font-size-asian="7pt" style:font-size-complex="7pt"/>
    </style:style>
    <style:style style:name="ce104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000000" fo:border-left="none" fo:border-right="none" fo:border-top="none"/>
      <style:text-properties fo:font-size="7pt" style:font-size-asian="7pt" style:font-size-complex="7pt"/>
    </style:style>
    <style:style style:name="ce110" style:family="table-cell" style:parent-style-name="Default">
      <style:text-properties fo:color="#c9211e" fo:font-size="7pt" style:font-size-asian="7pt" style:font-size-complex="7pt"/>
    </style:style>
    <style:style style:name="ce27" style:family="table-cell" style:parent-style-name="Default" style:data-style-name="N73">
      <style:table-cell-properties fo:border="none"/>
    </style:style>
    <style:style style:name="ce28" style:family="table-cell" style:parent-style-name="Default" style:data-style-name="N73"/>
    <style:style style:name="ce113" style:family="table-cell" style:parent-style-name="Default">
      <style:text-properties fo:color="#c9211e" fo:font-size="8pt" style:font-size-asian="8pt" style:font-size-complex="8pt"/>
    </style:style>
    <style:style style:name="ce114" style:family="table-cell" style:parent-style-name="Default" style:data-style-name="N0">
      <style:text-properties fo:color="#c9211e"/>
    </style:style>
    <style:style style:name="ce115" style:family="table-cell" style:parent-style-name="Default">
      <style:text-properties fo:color="#c9211e"/>
    </style:style>
    <style:style style:name="ce116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117" style:family="table-cell" style:parent-style-name="Default">
      <style:table-cell-properties fo:border="none"/>
      <style:text-properties fo:color="#c9211e"/>
    </style:style>
    <style:style style:name="ce34" style:family="table-cell" style:parent-style-name="Default" style:data-style-name="N73">
      <style:table-cell-properties fo:border-bottom="0.74pt solid #000000" fo:border-left="none" fo:border-right="none" fo:border-top="none"/>
    </style:style>
    <style:style style:name="ce111" style:family="table-cell" style:parent-style-name="Default" style:data-style-name="N37">
      <style:table-cell-properties fo:border="none"/>
    </style:style>
    <style:style style:name="ce112" style:family="table-cell" style:parent-style-name="Default" style:data-style-name="N37"/>
    <style:style style:name="ce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7pt" style:font-size-asian="7pt" style:font-size-complex="7pt"/>
    </style:style>
    <style:style style:name="ce38" style:family="table-cell" style:parent-style-name="Default" style:data-style-name="N49"/>
    <style:style style:name="ce39" style:family="table-cell" style:parent-style-name="Default" style:data-style-name="N49">
      <style:table-cell-properties fo:border="none"/>
    </style:style>
    <style:style style:name="ce40" style:family="table-cell" style:parent-style-name="Default" style:data-style-name="N49">
      <style:table-cell-properties fo:border-bottom="0.74pt solid #000000" fo:border-left="none" fo:border-right="none" fo:border-top="none"/>
    </style:style>
    <style:style style:name="ce120" style:family="table-cell" style:parent-style-name="Default" style:data-style-name="N0"/>
    <style:style style:name="ce121" style:family="table-cell" style:parent-style-name="Default" style:data-style-name="N0">
      <style:table-cell-properties fo:border="none"/>
    </style:style>
    <style:style style:name="ce12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/>
      <style:text-properties fo:font-size="7pt" style:font-size-asian="7pt" style:font-size-complex="7pt"/>
    </style:style>
    <style:style style:name="ce125" style:family="table-cell" style:parent-style-name="Default">
      <style:text-properties fo:font-size="6pt" style:font-size-asian="6pt" style:font-size-complex="6pt"/>
    </style:style>
    <style:style style:name="ce126" style:family="table-cell" style:parent-style-name="Default">
      <style:table-cell-properties fo:border="none"/>
      <style:text-properties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Esto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 table:style-name="ce86" office:value-type="string" calcext:value-type="string" table:number-columns-spanned="9" table:number-rows-spanned="1">
            <text:p>Estoque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87" office:value-type="string" calcext:value-type="string">
            <text:p>ID_estoque</text:p>
          </table:table-cell>
          <table:table-cell table:style-name="ce87" office:value-type="string" calcext:value-type="string">
            <text:p>Produto</text:p>
          </table:table-cell>
          <table:table-cell table:style-name="ce97" office:value-type="string" calcext:value-type="string">
            <text:p>ID_ração</text:p>
          </table:table-cell>
          <table:table-cell office:value-type="string" calcext:value-type="string">
            <text:p>quantidade_entrada</text:p>
          </table:table-cell>
          <table:table-cell table:style-name="ce87" office:value-type="string" calcext:value-type="string">
            <text:p>valor_entrada</text:p>
          </table:table-cell>
          <table:table-cell table:style-name="ce87" office:value-type="string" calcext:value-type="string">
            <text:p>quantidade_saída</text:p>
          </table:table-cell>
          <table:table-cell table:style-name="ce87" office:value-type="string" calcext:value-type="string">
            <text:p>valor_saída</text:p>
          </table:table-cell>
          <table:table-cell table:style-name="ce87" office:value-type="string" calcext:value-type="string">
            <text:p>quantidade_total</text:p>
          </table:table-cell>
          <table:table-cell table:style-name="ce87" office:value-type="string" calcext:value-type="string">
            <text:p>valor_tot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ção_1</text:p>
          </table:table-cell>
          <table:table-cell table:style-name="ce98" office:value-type="float" office:value="1" calcext:value-type="float">
            <text:p>1</text:p>
          </table:table-cell>
          <table:table-cell table:style-name="Default" table:formula="of:=SUM([$Compra.N3];[$Compra.N6])" office:value-type="float" office:value="6000" calcext:value-type="float">
            <text:p>6000</text:p>
          </table:table-cell>
          <table:table-cell table:formula="of:=SUM([$Compra.O3];[$Compra.O6])" office:value-type="float" office:value="15000" calcext:value-type="float">
            <text:p>15000</text:p>
          </table:table-cell>
          <table:table-cell table:formula="of:=SUM([$Compra.B27];[$Compra.B31];[$Compra.B34:$Compra.B35])" office:value-type="float" office:value="5100" calcext:value-type="float">
            <text:p>5100</text:p>
          </table:table-cell>
          <table:table-cell table:formula="of:=SUM([$Compra.C27];[$Compra.C31];[$Compra.C34:.C35])" office:value-type="float" office:value="12750" calcext:value-type="float">
            <text:p>12750</text:p>
          </table:table-cell>
          <table:table-cell table:formula="of:=[.D3]-[.F3]" office:value-type="float" office:value="900" calcext:value-type="float">
            <text:p>900</text:p>
          </table:table-cell>
          <table:table-cell table:formula="of:=[.E3]-[.G3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ção_2</text:p>
          </table:table-cell>
          <table:table-cell table:style-name="ce98" office:value-type="float" office:value="2" calcext:value-type="float">
            <text:p>2</text:p>
          </table:table-cell>
          <table:table-cell table:style-name="Default" table:formula="of:=SUM([$Compra.N4];[$Compra.N7])" office:value-type="float" office:value="3000" calcext:value-type="float">
            <text:p>3000</text:p>
          </table:table-cell>
          <table:table-cell table:formula="of:=SUM([$Compra.O4];[$Compra.O7])" office:value-type="float" office:value="10200" calcext:value-type="float">
            <text:p>10200</text:p>
          </table:table-cell>
          <table:table-cell table:formula="of:=SUM([$Compra.B28];[$Compra.B32])" office:value-type="float" office:value="2000" calcext:value-type="float">
            <text:p>2000</text:p>
          </table:table-cell>
          <table:table-cell table:formula="of:=SUM([$Compra.C28];[$Compra.C32])" office:value-type="float" office:value="5900" calcext:value-type="float">
            <text:p>5900</text:p>
          </table:table-cell>
          <table:table-cell table:formula="of:=[.D4]-[.F4]" office:value-type="float" office:value="1000" calcext:value-type="float">
            <text:p>1000</text:p>
          </table:table-cell>
          <table:table-cell table:formula="of:=[.E4]-[.G4]" office:value-type="float" office:value="4300" calcext:value-type="float">
            <text:p>4300</text:p>
          </table:table-cell>
          <table:table-cell table:number-columns-repeated="5"/>
        </table:table-row>
        <table:table-row table:style-name="ro1"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ração_3</text:p>
          </table:table-cell>
          <table:table-cell table:style-name="ce99" office:value-type="float" office:value="3" calcext:value-type="float">
            <text:p>3</text:p>
          </table:table-cell>
          <table:table-cell table:style-name="ce88" table:formula="of:=SUM([$Compra.N4];[$Compra.N8])" office:value-type="float" office:value="2500" calcext:value-type="float">
            <text:p>2500</text:p>
          </table:table-cell>
          <table:table-cell table:style-name="ce88" table:formula="of:=SUM([$Compra.O5];[$Compra.O8])" office:value-type="float" office:value="10000" calcext:value-type="float">
            <text:p>10000</text:p>
          </table:table-cell>
          <table:table-cell table:style-name="ce88" table:formula="of:=SUM([$Compra.B29];[$Compra.B30];[$Compra.B33])" office:value-type="float" office:value="1600" calcext:value-type="float">
            <text:p>1600</text:p>
          </table:table-cell>
          <table:table-cell table:style-name="ce88" table:formula="of:=SUM([$Compra.C29:.C30];[$Compra.C32])" office:value-type="float" office:value="4540" calcext:value-type="float">
            <text:p>4540</text:p>
          </table:table-cell>
          <table:table-cell table:style-name="ce88" table:formula="of:=[.D5]-[.F5]" office:value-type="float" office:value="900" calcext:value-type="float">
            <text:p>900</text:p>
          </table:table-cell>
          <table:table-cell table:style-name="ce88" table:formula="of:=[.E5]-[.G5]" office:value-type="float" office:value="5460" calcext:value-type="float">
            <text:p>5460</text:p>
          </table:table-cell>
          <table:table-cell table:number-columns-repeated="5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ção_1</text:p>
          </table:table-cell>
          <table:table-cell table:style-name="ce100" office:value-type="float" office:value="4" calcext:value-type="float">
            <text:p>4</text:p>
          </table:table-cell>
          <table:table-cell table:style-name="ce89" table:formula="of:=[$Compra.N9]" office:value-type="float" office:value="2500" calcext:value-type="float">
            <text:p>2500</text:p>
          </table:table-cell>
          <table:table-cell table:style-name="ce89" table:formula="of:=SUM([$Compra.O9])" office:value-type="float" office:value="6250" calcext:value-type="float">
            <text:p>6250</text:p>
          </table:table-cell>
          <table:table-cell table:style-name="ce89" table:formula="of:=SUM([$Compra.B36:.B37])" office:value-type="float" office:value="2200" calcext:value-type="float">
            <text:p>2200</text:p>
          </table:table-cell>
          <table:table-cell table:style-name="ce89" table:formula="of:=SUM([$Compra.C36:.C37])" office:value-type="float" office:value="5500" calcext:value-type="float">
            <text:p>5500</text:p>
          </table:table-cell>
          <table:table-cell table:style-name="ce89" table:formula="of:=[.D6]-[.F6]" office:value-type="float" office:value="300" calcext:value-type="float">
            <text:p>300</text:p>
          </table:table-cell>
          <table:table-cell table:style-name="ce89" table:formula="of:=[.E6]-[.G6]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3:.ID6])" office:value-type="float" office:value="110900" calcext:value-type="float">
            <text:p>110900</text:p>
          </table:table-cell>
          <table:table-cell table:formula="of:=SUM([.E3:.IE6])" office:value-type="float" office:value="96900" calcext:value-type="float">
            <text:p>96900</text:p>
          </table:table-cell>
          <table:table-cell table:formula="of:=SUM([.F3:.IF6])" office:value-type="float" office:value="55450" calcext:value-type="float">
            <text:p>55450</text:p>
          </table:table-cell>
          <table:table-cell table:formula="of:=SUM([.G3:.IG6])" office:value-type="float" office:value="44550" calcext:value-type="float">
            <text:p>44550</text:p>
          </table:table-cell>
          <table:table-cell table:formula="of:=SUM([.H3:.IH6])" office:value-type="float" office:value="15860" calcext:value-type="float">
            <text:p>15860</text:p>
          </table:table-cell>
          <table:table-cell table:formula="of:=SUM([.I3:.II6])" office:value-type="float" office:value="12760" calcext:value-type="float">
            <text:p>12760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2"/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91" office:value-type="string" calcext:value-type="string" table:number-columns-spanned="3" table:number-rows-spanned="1">
            <text:p>Tabela (Entidade)</text:p>
          </table:table-cell>
          <table:covered-table-cell table:style-name="ce11"/>
          <table:covered-table-cell/>
          <table:table-cell table:style-name="ce96" office:value-type="string" calcext:value-type="string">
            <text:p>Atributo</text:p>
          </table:table-cell>
          <table:table-cell table:style-name="ce96"/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4" office:value-type="string" calcext:value-type="string" table:number-columns-spanned="2" table:number-rows-spanned="1">
            <text:p>Observação</text:p>
          </table:table-cell>
          <table:covered-table-cell/>
        </table:table-row>
        <table:table-row table:style-name="ro1">
          <table:table-cell table:style-name="ce7" office:value-type="string" calcext:value-type="string" table:number-columns-spanned="3" table:number-rows-spanned="9">
            <text:p>Estoque</text:p>
          </table:table-cell>
          <table:covered-table-cell table:number-columns-repeated="2"/>
          <table:table-cell office:value-type="string" calcext:value-type="string">
            <text:p>id_estoque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Identificador do estoque no momento requisitado</text:p>
          </table:table-cell>
          <table:table-cell table:number-columns-repeated="6"/>
          <table:table-cell table:style-name="ce105" office:value-type="string" calcext:value-type="string" table:number-columns-spanned="2" table:number-rows-spanned="9">
            <text:p>Entidade estoque serve para organizar os dados para aplicação. 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oduto</text:p>
          </table:table-cell>
          <table:table-cell office:value-type="string" calcext:value-type="string">
            <text:p>Varchar(15)</text:p>
          </table:table-cell>
          <table:table-cell table:style-name="ce87" office:value-type="string" calcext:value-type="string">
            <text:p>O produto disponível no estoque. Lista dos produtos no estoque disponível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id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ração. O produto disponível no estoque deve ser só a ração já que os alevinos não são estocados e sim mandados direto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entra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entra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saí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saí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total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total do tipo específico que está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 table:style-name="ce89"/>
          <table:table-cell table:style-name="ce101" office:value-type="string" calcext:value-type="string">
            <text:p>valor_total</text:p>
          </table:table-cell>
          <table:table-cell table:style-name="ce89" office:value-type="string" calcext:value-type="string">
            <text:p>Float</text:p>
          </table:table-cell>
          <table:table-cell table:style-name="ce101" office:value-type="string" calcext:value-type="string">
            <text:p>Quantidade monetária (R$) de ração total do tipo específico que está no estoque</text:p>
          </table:table-cell>
          <table:table-cell table:style-name="ce89" table:number-columns-repeated="6"/>
          <table:covered-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3" office:value-type="string" calcext:value-type="string" table:number-columns-spanned="8" table:number-rows-spanned="1">
            <text:p>Resumo total do Banco de Dado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tabelas (entidades)</text:p>
          </table:table-cell>
          <table:covered-table-cell table:number-columns-repeated="2"/>
          <table:covered-table-cell table:style-name="Default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entidades associativas</text:p>
          </table:table-cell>
          <table:covered-table-cell table:number-columns-repeated="2"/>
          <table:covered-table-cell table:style-name="Default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 table:number-columns-spanned="4" table:number-rows-spanned="1">
            <text:p>Número de atributos</text:p>
          </table:table-cell>
          <table:covered-table-cell table:number-columns-repeated="3" table:style-name="ce89"/>
          <table:table-cell table:style-name="ce89" table:formula="of:=COUNTA([.D$13:.D$21];[$Compra.C$46:.C$92];[$Compra.B$45:.B$75])" office:value-type="float" office:value="56" calcext:value-type="float">
            <text:p>56</text:p>
          </table:table-cell>
          <table:table-cell table:style-name="ce89" table:number-columns-repeated="3"/>
          <table:table-cell table:number-columns-repeated="6"/>
        </table:table-row>
      </table:table>
      <table:table table:name="Compr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03"/>
        <table:table-column table:style-name="co12" table:default-cell-style-name="Default"/>
        <table:table-column table:style-name="co13" table:default-cell-style-name="ce87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103"/>
        <table:table-column table:style-name="co18" table:default-cell-style-name="ce103"/>
        <table:table-column table:style-name="co19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3" table:default-cell-style-name="Default"/>
        <table:table-row table:style-name="ro1">
          <table:table-cell table:style-name="ce23" office:value-type="string" calcext:value-type="string" table:number-columns-spanned="7" table:number-rows-spanned="1">
            <text:p>Compra (entra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8" table:number-rows-spanned="1">
            <text:p>Compra_Ração (itens)</text:p>
          </table:table-cell>
          <table:covered-table-cell/>
          <table:covered-table-cell table:number-columns-repeated="2" table:style-name="Default"/>
          <table:covered-table-cell table:number-columns-repeated="4"/>
          <table:table-cell table:style-name="ce24" office:value-type="string" calcext:value-type="string" table:number-columns-spanned="2" table:number-rows-spanned="8">
            <text:p>Entidade relacional entre a compra e o tipo de ração. Cadastro de um ou mais itens comprados no pedido. 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Ração</text:p>
          </table:table-cell>
          <table:covered-table-cell table:number-columns-repeated="4"/>
          <table:table-cell table:style-name="ce24" office:value-type="string" calcext:value-type="string" table:number-columns-spanned="2" table:number-rows-spanned="5">
            <text:p>Cadastro de tipos diferentes de rações para tambaqui vendidos no mercado (tamanho, teor de proteína, etc.)</text:p>
          </table:table-cell>
          <table:covered-table-cell/>
          <table:table-cell/>
        </table:table-row>
        <table:table-row table:style-name="ro1">
          <table:table-cell table:style-name="ce87" office:value-type="string" calcext:value-type="string">
            <text:p>ID_compra</text:p>
          </table:table-cell>
          <table:table-cell table:style-name="ce103" office:value-type="string" calcext:value-type="string">
            <text:p>quantidade_itens</text:p>
          </table:table-cell>
          <table:table-cell table:style-name="ce87" office:value-type="string" calcext:value-type="string">
            <text:p>valor_total (R$)</text:p>
          </table:table-cell>
          <table:table-cell table:style-name="ce87" office:value-type="string" calcext:value-type="string">
            <text:p>data_compra</text:p>
          </table:table-cell>
          <table:table-cell table:style-name="ce113" office:value-type="string" calcext:value-type="string">
            <text:p>ID_fornecedor</text:p>
          </table:table-cell>
          <table:table-cell table:style-name="ce87" office:value-type="string" calcext:value-type="string">
            <text:p>data_chegada</text:p>
          </table:table-cell>
          <table:table-cell table:style-name="ce87" office:value-type="string" calcext:value-type="string">
            <text:p>tipo_compra</text:p>
          </table:table-cell>
          <table:table-cell table:number-columns-repeated="2"/>
          <table:table-cell table:style-name="ce87" office:value-type="string" calcext:value-type="string">
            <text:p>ID_comp_ração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ração</text:p>
          </table:table-cell>
          <table:table-cell table:style-name="ce87" office:value-type="string" calcext:value-type="string">
            <text:p>valor_uni (R$/kg)</text:p>
          </table:table-cell>
          <table:table-cell table:style-name="ce87" office:value-type="string" calcext:value-type="string">
            <text:p>quantidade</text:p>
          </table:table-cell>
          <table:table-cell table:style-name="ce87" office:value-type="string" calcext:value-type="string">
            <text:p>valor_total</text:p>
          </table:table-cell>
          <table:table-cell table:style-name="ce87" office:value-type="string" calcext:value-type="string">
            <text:p>validade</text:p>
          </table:table-cell>
          <table:table-cell table:style-name="ce87" office:value-type="string" calcext:value-type="string">
            <text:p>código_lote</text:p>
          </table:table-cell>
          <table:covered-table-cell table:number-columns-repeated="2"/>
          <table:table-cell/>
          <table:table-cell table:style-name="ce87" office:value-type="string" calcext:value-type="string">
            <text:p>ID_ração (PK)</text:p>
          </table:table-cell>
          <table:table-cell table:style-name="ce87" office:value-type="string" calcext:value-type="string">
            <text:p>tamanho (mm)</text:p>
          </table:table-cell>
          <table:table-cell table:style-name="ce87" office:value-type="string" calcext:value-type="string">
            <text:p>tip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Proteína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400" calcext:value-type="float">
            <text:p>8400</text:p>
          </table:table-cell>
          <table:table-cell table:style-name="ce27" office:value-type="date" office:date-value="2022-02-21" calcext:value-type="date">
            <text:p>2022-02-21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7" office:value-type="date" office:date-value="2022-02-28" calcext:value-type="date">
            <text:p>2022-02-28 00:00:00</text:p>
          </table:table-cell>
          <table:table-cell table:style-name="ce111" office:value-type="string" calcext:value-type="string">
            <text:p>ração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2000" calcext:value-type="float">
            <text:p>2000</text:p>
          </table:table-cell>
          <table:table-cell table:formula="of:=[.M3]*[.N3]" office:value-type="float" office:value="5000" calcext:value-type="float">
            <text:p>5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123" calcext:value-type="float">
            <text:p>123</text:p>
          </table:table-cell>
          <table:covered-table-cell table:style-name="ce24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vino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000" calcext:value-type="float">
            <text:p>4000</text:p>
          </table:table-cell>
          <table:table-cell table:style-name="ce28" office:value-type="date" office:date-value="2022-05-05" calcext:value-type="date">
            <text:p>2022-05-05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6-01" calcext:value-type="date">
            <text:p>2022-06-01 00:00:00</text:p>
          </table:table-cell>
          <table:table-cell table:style-name="ce112" office:value-type="string" calcext:value-type="string">
            <text:p>raçã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1000" calcext:value-type="float">
            <text:p>1000</text:p>
          </table:table-cell>
          <table:table-cell table:formula="of:=[.M4]*[.N4]" office:value-type="float" office:value="3400" calcext:value-type="float">
            <text:p>34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engorda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8" calcext:value-type="float">
            <text:p>3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50" calcext:value-type="float">
            <text:p>1250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07-17" calcext:value-type="date">
            <text:p>2022-07-17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M5]*[.N5]" office:value-type="float" office:value="4000" calcext:value-type="float">
            <text:p>4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2"/>
          <table:table-cell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string" calcext:value-type="string">
            <text:p>prime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2" calcext:value-type="float">
            <text:p>42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SUM([.O6:.O9])" office:value-type="float" office:value="29050" calcext:value-type="float">
            <text:p>29050</text:p>
          </table:table-cell>
          <table:table-cell table:style-name="ce28" office:value-type="date" office:date-value="2022-07-27" calcext:value-type="date">
            <text:p>2022-07-27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8-01" calcext:value-type="date">
            <text:p>2022-08-01 00:00:00</text:p>
          </table:table-cell>
          <table:table-cell table:style-name="ce112" office:value-type="string" calcext:value-type="string">
            <text:p>ração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4000" calcext:value-type="float">
            <text:p>4000</text:p>
          </table:table-cell>
          <table:table-cell table:formula="of:=[.M6]*[.N6]" office:value-type="float" office:value="10000" calcext:value-type="float">
            <text:p>10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alevino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O17:.O18])" office:value-type="float" office:value="2650" calcext:value-type="float">
            <text:p>2650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30" calcext:value-type="date">
            <text:p>2022-10-30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2000" calcext:value-type="float">
            <text:p>2000</text:p>
          </table:table-cell>
          <table:table-cell table:formula="of:=[.M7]*[.N7]" office:value-type="float" office:value="6800" calcext:value-type="float">
            <text:p>68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987" calcext:value-type="float">
            <text:p>987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O19:.O20])" office:value-type="float" office:value="1995" calcext:value-type="float">
            <text:p>1995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15" calcext:value-type="date">
            <text:p>2022-10-15 00:00:00</text:p>
          </table:table-cell>
          <table:table-cell table:style-name="ce112" office:value-type="string" calcext:value-type="string">
            <text:p>alevino</text:p>
          </table:table-cell>
          <table:table-cell table:number-columns-repeated="2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00" calcext:value-type="float">
            <text:p>1500</text:p>
          </table:table-cell>
          <table:table-cell table:style-name="ce88" table:formula="of:=[.M8]*[.N8]" office:value-type="float" office:value="6000" calcext:value-type="float">
            <text:p>6000</text:p>
          </table:table-cell>
          <table:table-cell table:style-name="ce39" office:value-type="date" office:date-value="2025-01-01" calcext:value-type="date">
            <text:p>2025-01-01</text:p>
          </table:table-cell>
          <table:table-cell table:style-name="ce121" office:value-type="float" office:value="789" calcext:value-type="float">
            <text:p>789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table:formula="of:=[.O9]" office:value-type="float" office:value="6250" calcext:value-type="float">
            <text:p>6250</text:p>
          </table:table-cell>
          <table:table-cell table:style-name="ce28" office:value-type="date" office:date-value="2022-11-10" calcext:value-type="date">
            <text:p>2022-11-10 00:00:00</text:p>
          </table:table-cell>
          <table:table-cell table:style-name="ce115" office:value-type="float" office:value="4" calcext:value-type="float">
            <text:p>4</text:p>
          </table:table-cell>
          <table:table-cell table:style-name="ce28" office:value-type="date" office:date-value="2022-12-20" calcext:value-type="date">
            <text:p>2022-12-20 00:00:00</text:p>
          </table:table-cell>
          <table:table-cell office:value-type="string" calcext:value-type="string">
            <text:p>ração</text:p>
          </table:table-cell>
          <table:table-cell table:number-columns-repeated="2"/>
          <table:table-cell table:number-columns-repeated="2" table:style-name="ce89" office:value-type="float" office:value="7" calcext:value-type="float">
            <text:p>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2500" calcext:value-type="float">
            <text:p>2500</text:p>
          </table:table-cell>
          <table:table-cell table:style-name="ce89" table:formula="of:=[.M9]*[.N9]" office:value-type="float" office:value="6250" calcext:value-type="float">
            <text:p>6250</text:p>
          </table:table-cell>
          <table:table-cell table:style-name="ce40" office:value-type="date" office:date-value="2025-01-01" calcext:value-type="date">
            <text:p>2025-01-01</text:p>
          </table:table-cell>
          <table:table-cell table:style-name="ce122"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table:style-name="ce24" office:value-type="string" calcext:value-type="string" table:number-columns-spanned="7" table:number-rows-spanned="2">
            <text:p>Cadastro das compras realizadas. Tabela facilita a contabilidade do financeiro. Quantidade é contada por tipo de itens (ex. ração ou alevino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Alevin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9" table:number-rows-spanned="1">
            <text:p>Compra_Alevino (itens)</text:p>
          </table:table-cell>
          <table:covered-table-cell/>
          <table:covered-table-cell table:number-columns-repeated="2" table:style-name="Default"/>
          <table:covered-table-cell table:number-columns-repeated="5"/>
          <table:table-cell table:style-name="ce24" office:value-type="string" calcext:value-type="string" table:number-columns-spanned="3" table:number-rows-spanned="7">
            <text:p>Entidade relacional entre a compra e o tipo de alevino. Cadastro de um ou mais itens comprados no pedido. </text:p>
          </table:table-cell>
          <table:covered-table-cell table:style-name="ce24"/>
          <table:covered-table-cell/>
          <table:table-cell/>
          <table:table-cell table:style-name="ce23" office:value-type="string" calcext:value-type="string" table:number-columns-spanned="4" table:number-rows-spanned="1">
            <text:p>Alevino</text:p>
          </table:table-cell>
          <table:covered-table-cell table:number-columns-repeated="3"/>
          <table:table-cell table:style-name="ce123" office:value-type="string" calcext:value-type="string" table:number-columns-spanned="2" table:number-rows-spanned="5">
            <text:p>Cadastro de tipos de alevinos de tambaqui vendidos no mercado (Diferentes tamanhos, reversão sexual, etc.)</text:p>
          </table:table-cell>
          <table:covered-table-cell/>
        </table:table-row>
        <table:table-row table:style-name="ro1">
          <table:table-cell table:style-name="ce103" office:value-type="string" calcext:value-type="string">
            <text:p>ID_saída_ale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87" office:value-type="string" calcext:value-type="string">
            <text:p>ID_comp_ale</text:p>
          </table:table-cell>
          <table:table-cell table:style-name="ce87"/>
          <table:table-cell/>
          <table:table-cell table:style-name="ce87" office:value-type="string" calcext:value-type="string">
            <text:p>ID_comp_ale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valor_uni (milheiro)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total</text:p>
          </table:table-cell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dias</text:p>
          </table:table-cell>
          <table:table-cell table:style-name="ce103" office:value-type="string" calcext:value-type="string">
            <text:p>codigo_lote</text:p>
          </table:table-cell>
          <table:covered-table-cell table:number-columns-repeated="2" table:style-name="ce87"/>
          <table:covered-table-cell/>
          <table:table-cell/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especie</text:p>
          </table:table-cell>
          <table:table-cell table:style-name="ce87" office:value-type="string" calcext:value-type="string">
            <text:p>sexo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table:formula="of:=[.C5]" office:value-type="float" office:value="1250" calcext:value-type="float">
            <text:p>1250</text:p>
          </table:table-cell>
          <table:table-cell table:style-name="ce114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6]*[.N16]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0" office:value-type="float" office:value="123" calcext:value-type="float">
            <text:p>123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isto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 table:formula="of:=[.C7]" office:value-type="float" office:value="2650" calcext:value-type="float">
            <text:p>2650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7]*[.N17]"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acho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formula="of:=[.C8]" office:value-type="float" office:value="1995" calcext:value-type="float">
            <text:p>1995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formula="of:=[.M18]*[.N18]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3"/>
          <table:table-cell/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string" calcext:value-type="string">
            <text:p>fêmea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N19]" office:value-type="float" office:value="7" calcext:value-type="float">
            <text:p>7</text:p>
          </table:table-cell>
          <table:table-cell table:style-name="Default" table:formula="of:=[.O19]" office:value-type="float" office:value="875" calcext:value-type="float">
            <text:p>875</text:p>
          </table:table-cell>
          <table:table-cell table:style-name="ce115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[.M19]*[.N19]"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89" table:formula="of:=[.N20]" office:value-type="float" office:value="8" calcext:value-type="float">
            <text:p>8</text:p>
          </table:table-cell>
          <table:table-cell table:style-name="ce89" table:formula="of:=[.O20]" office:value-type="float" office:value="1120" calcext:value-type="float">
            <text:p>1120</text:p>
          </table:table-cell>
          <table:table-cell table:style-name="ce116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date" office:date-value="2022-10-05" calcext:value-type="date">
            <text:p>2022-10-05 00:00:00</text:p>
          </table:table-cell>
          <table:table-cell table:style-name="ce89" office:value-type="float" office:value="5" calcext:value-type="float">
            <text:p>5</text:p>
          </table:table-cell>
          <table:table-cell table:number-columns-repeated="2"/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" calcext:value-type="float">
            <text:p>8</text:p>
          </table:table-cell>
          <table:table-cell table:style-name="ce89" table:formula="of:=[.M20]*[.N20]" office:value-type="float" office:value="1120" calcext:value-type="float">
            <text:p>112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122" office:value-type="float" office:value="987" calcext:value-type="float">
            <text:p>987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alevinos comprados e distribuídos para as fazendas.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Raçã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110" office:value-type="string" calcext:value-type="string">
            <text:p>Não precisa esse atributo. Ele já é correlacionado com tabela compra_ração. (tudo em vermelho não precisa estar na entidade)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03" office:value-type="string" calcext:value-type="string">
            <text:p>ID_saída_racao</text:p>
          </table:table-cell>
          <table:table-cell table:style-name="ce87" office:value-type="string" calcext:value-type="string">
            <text:p>quantidade (kg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103" office:value-type="string" calcext:value-type="string">
            <text:p>ID_comp_ração</text:p>
          </table:table-cell>
          <table:table-cell table:style-name="ce113" office:value-type="string" calcext:value-type="string">
            <text:p>ID_ração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N3]" office:value-type="float" office:value="2000" calcext:value-type="float">
            <text:p>2000</text:p>
          </table:table-cell>
          <table:table-cell table:style-name="Default" table:formula="of:=[.O3]" office:value-type="float" office:value="5000" calcext:value-type="float">
            <text:p>5000</text:p>
          </table:table-cell>
          <table:table-cell table:style-name="ce1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3-05" calcext:value-type="date">
            <text:p>2022-03-05 00:00:00</text:p>
          </table:table-cell>
          <table:table-cell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N4]" office:value-type="float" office:value="1000" calcext:value-type="float">
            <text:p>1000</text:p>
          </table:table-cell>
          <table:table-cell table:style-name="Default" table:formula="of:=[.O4]" office:value-type="float" office:value="3400" calcext:value-type="float">
            <text:p>3400</text:p>
          </table:table-cell>
          <table:table-cell table:style-name="ce115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5-08" calcext:value-type="date">
            <text:p>2022-05-08 00:00:00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Default" table:formula="of:=[.B29]*[.M4]" office:value-type="float" office:value="1700" calcext:value-type="float">
            <text:p>170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B30]*[.M4]" office:value-type="float" office:value="340" calcext:value-type="float">
            <text:p>34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1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3-02-10" calcext:value-type="date">
            <text:p>2023-02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2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3-03-30" calcext:value-type="date">
            <text:p>2023-03-30 00:00:00</text:p>
          </table:table-cell>
          <table:table-cell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3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3-04-05" calcext:value-type="date">
            <text:p>2023-04-05 00:00:00</text:p>
          </table:table-cell>
          <table:table-cell table:style-name="ce88" office:value-type="float" office:value="6" calcext:value-type="float">
            <text:p>6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style-name="Default" table:formula="of:=[.B34]*[.M6]" office:value-type="float" office:value="1437.5" calcext:value-type="float">
            <text:p>1437,5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3-11-10" calcext:value-type="date">
            <text:p>2023-11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9" calcext:value-type="float">
            <text:p>9</text:p>
          </table:table-cell>
          <table:table-cell table:style-name="ce88" office:value-type="float" office:value="1525" calcext:value-type="float">
            <text:p>1525</text:p>
          </table:table-cell>
          <table:table-cell table:style-name="ce88" table:formula="of:=[.B35]*[.M6]" office:value-type="float" office:value="3812.5" calcext:value-type="float">
            <text:p>3812,5</text:p>
          </table:table-cell>
          <table:table-cell table:style-name="ce117" office:value-type="float" office:value="4" calcext:value-type="float">
            <text:p>4</text:p>
          </table:table-cell>
          <table:table-cell table:style-name="ce88" office:value-type="float" office:value="4" calcext:value-type="float">
            <text:p>4</text:p>
          </table:table-cell>
          <table:table-cell table:style-name="ce27" office:value-type="date" office:date-value="2023-12-15" calcext:value-type="date">
            <text:p>2023-12-15 00:00:00</text:p>
          </table:table-cell>
          <table:table-cell table:style-name="ce88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000" calcext:value-type="float">
            <text:p>1000</text:p>
          </table:table-cell>
          <table:table-cell table:style-name="ce88" table:formula="of:=[.B36]*[.M9]" office:value-type="float" office:value="2500" calcext:value-type="float">
            <text:p>2500</text:p>
          </table:table-cell>
          <table:table-cell table:style-name="ce117" office:value-type="float" office:value="7" calcext:value-type="float">
            <text:p>7</text:p>
          </table:table-cell>
          <table:table-cell table:style-name="ce88" office:value-type="float" office:value="1" calcext:value-type="float">
            <text:p>1</text:p>
          </table:table-cell>
          <table:table-cell table:style-name="ce27" office:value-type="date" office:date-value="2023-12-20" calcext:value-type="date">
            <text:p>2023-12-20 00:00:00</text:p>
          </table:table-cell>
          <table:table-cell table:style-name="ce88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table:formula="of:=[.B37]*[.M9]" office:value-type="float" office:value="3000" calcext:value-type="float">
            <text:p>3000</text:p>
          </table:table-cell>
          <table:table-cell table:style-name="ce116" office:value-type="float" office:value="7" calcext:value-type="float">
            <text:p>7</text:p>
          </table:table-cell>
          <table:table-cell table:style-name="ce89" office:value-type="float" office:value="2" calcext:value-type="float">
            <text:p>2</text:p>
          </table:table-cell>
          <table:table-cell table:style-name="ce34" office:value-type="date" office:date-value="2023-12-20" calcext:value-type="date">
            <text:p>2023-12-20 00:00:00</text:p>
          </table:table-cell>
          <table:table-cell table:style-name="ce89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ração comprados e distribuídos para as fazendas. Um lote pode ir para diferentes fazendas.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/>
          <table:table-cell table:formula="of:=[.B34]+[.B35]+[.B31]+[.B27]+6000" office:value-type="float" office:value="11100" calcext:value-type="float">
            <text:p>11100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89"/>
          <table:table-cell table:number-columns-repeated="15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style-name="Default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91" office:value-type="string" calcext:value-type="string" table:number-columns-spanned="2" table:number-rows-spanned="1">
            <text:p>Tabela (Entidade)</text:p>
          </table:table-cell>
          <table:covered-table-cell table:style-name="ce11"/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2" office:value-type="string" calcext:value-type="string" table:number-columns-spanned="2" table:number-rows-spanned="1">
            <text:p>Observação</text:p>
          </table:table-cell>
          <table:covered-table-cell table:style-name="Default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7">
            <text:p>Compra (entradas)</text:p>
          </table:table-cell>
          <table:covered-table-cell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7">
            <text:p>Entidade compra informa a quantidade de produtos comprados (3 tipos de ração ao mesmo tempo). Porém sua relação com a compra_ração defini quais os tipos de rações foram comprada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_itens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comprada do ítem (seja ração que pode ser comprado mais de um tipo para ganhar desconto, ou seja alevino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 (R$)</text:p>
          </table:table-cell>
          <table:table-cell office:value-type="string" calcext:value-type="string">
            <text:p>Float/money</text:p>
          </table:table-cell>
          <table:table-cell office:value-type="string" calcext:value-type="string">
            <text:p>Valor total da compra realizad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ompr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ia realizado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hegad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ata que chegou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tipo_compra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Tipo da compra. Podendo ser de ração ou alevino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8">
            <text:p>Compra_Ração (Itens)</text:p>
          </table:table-cell>
          <table:covered-table-cell/>
          <table:table-cell office:value-type="string" calcext:value-type="string">
            <text:p>ID_comp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a ração específica.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8">
            <text:p>O momento da compra de ração e o tipo de ração formam uma entidade associativa compra_ração. Ela se relaciona com a saída para contabilizar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raçã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e ração cadastrado no nosso sistem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R$/kg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unitário (R$/kg) da ração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a ração específica (kg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total comprado da ração específic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ida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a de validação de armazenamento da ração específica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ódigo_lote</text:p>
          </table:table-cell>
          <table:table-cell table:style-name="ce89" office:value-type="string" calcext:value-type="string">
            <text:p>Varchar(10) ou INT</text:p>
          </table:table-cell>
          <table:table-cell table:style-name="ce101" office:value-type="string" calcext:value-type="string">
            <text:p>Código correspondente ao lote do fornecedor. Serve para identificar as propriedade da ração na fábrica.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9">
            <text:p>Compra_Alevino (Itens)</text:p>
          </table:table-cell>
          <table:covered-table-cell/>
          <table:table-cell office:value-type="string" calcext:value-type="string">
            <text:p>ID_comp_ale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o alevino especificamente</text:p>
          </table:table-cell>
          <table:table-cell table:number-columns-repeated="6"/>
          <table:table-cell table:style-name="ce44" office:value-type="string" calcext:value-type="string" table:number-columns-spanned="2" table:number-rows-spanned="9">
            <text:p>Entidade associativa com a compra + o alevino. Ela se relaciona com a as característica do alevino e o momento da compra. Já a sua relação com a entidade saída_alevino, são relações entre duas entidades normai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o alevino comprado especificamente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milheiro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do milheiro vendido pelo fabricante (valor unitári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e milheiros do alevino específic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t</text:p>
          </table:table-cell>
          <table:table-cell office:value-type="string" calcext:value-type="string">
            <text:p>valor total pago n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pes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so médio dos indivíduos (em gramas) no momento da compra desses alevinos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a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ias de vida dos indivíduos (mesma coorte) no momento da compra dos alevino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odigo_lote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Código correspondente ao lote comprado do fornecedor. Serve para identificar a genética dos alevinos com fabricante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Alevino (repasse para fazendas)</text:p>
          </table:table-cell>
          <table:covered-table-cell/>
          <table:table-cell office:value-type="string" calcext:value-type="string">
            <text:p>ID_saída_alevin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o alevino para a fazenda. Muitas vezes a fazenda que ficará responsável por fazer essa compra de alevinos.</text:p>
          </table:table-cell>
          <table:table-cell table:number-columns-repeated="6"/>
          <table:table-cell table:style-name="ce44" office:value-type="string" calcext:value-type="string" table:number-columns-spanned="2" table:number-rows-spanned="7">
            <text:p>A compra de alevino, é esperado que vá direto para a fazenda e não para o estoque central. Portanto a saída não implica no relacionamento com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alevino por número de milheiros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alevino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alevin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os alevinos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ale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o alevino especificamente comprado. ID da compra do alevin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Ração (repasse para fazendas)</text:p>
          </table:table-cell>
          <table:covered-table-cell/>
          <table:table-cell office:value-type="string" calcext:value-type="string">
            <text:p>ID_saída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a ração para a fazenda.</text:p>
          </table:table-cell>
          <table:table-cell table:number-columns-repeated="6"/>
          <table:table-cell table:style-name="ce44" table:number-columns-spanned="2" table:number-rows-spanned="7"/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kg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ração (kg ou no futuro toneladas)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ração (R$)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raçã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 de destino da ração no moment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a ração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ração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a ração especificamente comprado. ID da compra da raçã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5">
            <text:p>Ração</text:p>
          </table:table-cell>
          <table:covered-table-cell/>
          <table:table-cell office:value-type="string" calcext:value-type="string">
            <text:p>ID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a ração cadastrada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5">
            <text:p>Uma fornecedor pode fornecer vários tipos de ração. Porém cada tipo de ração é característico do fornecedor. Ou seja, mesmo a ração sendo igual na sua característica, outro fornecedor são rações diferente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amanho (mm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amanho da ração cadastrada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ipo da ração cadastrada no sistema. Se é de engorda, alevinagem, especial etc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Proteína</text:p>
          </table:table-cell>
          <table:table-cell table:style-name="ce89" office:value-type="string" calcext:value-type="string">
            <text:p>Integer</text:p>
          </table:table-cell>
          <table:table-cell table:style-name="ce101" office:value-type="string" calcext:value-type="string">
            <text:p>Quantidade de proteína total na raçã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4">
            <text:p>Alevino</text:p>
          </table:table-cell>
          <table:covered-table-cell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alevino cadastrado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4">
            <text:p>Cada alevino tem seu fornecedor diferente. Mesmo produto vendido de alevino, porém fornecedor diferente significa que são planteis diferentes e portanto genética diferente, logo alevinos diferente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desse alevino cadastrado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especi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Espécie do alevino (espécie de peixe nesse cas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sexo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Sexo dos peixes. Muitas vezes eles são revertidos pra macho ou fêmea. Ou simplesmente misto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</table:table>
      <table:table table:name="Fornecedor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6" table:default-cell-style-name="Default"/>
        <table:table-column table:style-name="co26" table:default-cell-style-name="Default"/>
        <table:table-column table:style-name="co5" table:number-columns-repeated="1014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Fornecedor</text:p>
          </table:table-cell>
          <table:covered-table-cell table:number-columns-repeated="5"/>
          <table:table-cell table:style-name="ce24" office:value-type="string" calcext:value-type="string" table:number-columns-spanned="2" table:number-rows-spanned="6">
            <text:p>Cadastro dos fornecedores. Ração, alevino, todos.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Proprietário</text:p>
          </table:table-cell>
          <table:covered-table-cell table:number-columns-repeated="4"/>
          <table:table-cell table:style-name="ce127" office:value-type="string" calcext:value-type="string" table:number-columns-spanned="2" table:number-rows-spanned="6">
            <text:p>Cadastro dos proprietários. Normalmente 1 proprietário só tem uma fazenda, porém não é impossível ter mais de uma.</text:p>
          </table:table-cell>
          <table:covered-table-cell/>
          <table:table-cell table:number-columns-repeated="1008"/>
        </table:table-row>
        <table:table-row table:style-name="ro1">
          <table:table-cell table:style-name="ce87" office:value-type="string" calcext:value-type="string">
            <text:p>ID_fornecedor (PK)</text:p>
          </table:table-cell>
          <table:table-cell table:style-name="ce87" office:value-type="string" calcext:value-type="string">
            <text:p>nome_vendedor</text:p>
          </table:table-cell>
          <table:table-cell table:style-name="ce87" office:value-type="string" calcext:value-type="string">
            <text:p>nome_fabricant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tipo produto</text:p>
          </table:table-cell>
          <table:covered-table-cell table:number-columns-repeated="2" table:style-name="ce87"/>
          <table:table-cell table:style-name="ce87"/>
          <table:table-cell table:style-name="ce103" office:value-type="string" calcext:value-type="string">
            <text:p>ID_proprietário (PK)</text:p>
          </table:table-cell>
          <table:table-cell table:style-name="ce87" office:value-type="string" calcext:value-type="string">
            <text:p>nome</text:p>
          </table:table-cell>
          <table:table-cell table:style-name="ce113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cpf</text:p>
          </table:table-cell>
          <table:covered-table-cell table:number-columns-repeated="2" table:style-name="ce87"/>
          <table:table-cell table:style-name="ce87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los A. Z</text:p>
          </table:table-cell>
          <table:table-cell table:style-name="ce1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21564649" calcext:value-type="float">
            <text:p>321564649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c_yo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itor M.</text:p>
          </table:table-cell>
          <table:table-cell table:style-name="ce11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46545" calcext:value-type="float">
            <text:p>135446545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evino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an G.</text:p>
          </table:table-cell>
          <table:table-cell table:style-name="ce1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4562131" calcext:value-type="float">
            <text:p>344562131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D</text:p>
          </table:table-cell>
          <table:table-cell table:style-name="ce89" office:value-type="string" calcext:value-type="string">
            <text:p>Alevim</text:p>
          </table:table-cell>
          <table:table-cell table:number-columns-repeated="2"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Alevino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pha L.</text:p>
          </table:table-cell>
          <table:table-cell table:style-name="ce116" office:value-type="float" office:value="8" calcext:value-type="float">
            <text:p>8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354898454" calcext:value-type="float">
            <text:p>354898454</text:p>
          </table:table-cell>
          <table:covered-table-cell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9" table:number-rows-spanned="1">
            <text:p>Fazend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87" office:value-type="string" calcext:value-type="string">
            <text:p>ID_fazenda (PK)</text:p>
          </table:table-cell>
          <table:table-cell table:style-name="ce87" office:value-type="string" calcext:value-type="string">
            <text:p>nom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cnpj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num_tanque</text:p>
          </table:table-cell>
          <table:table-cell table:style-name="ce87" office:value-type="string" calcext:value-type="string">
            <text:p>espécie</text:p>
          </table:table-cell>
          <table:table-cell table:style-name="ce87" office:value-type="string" calcext:value-type="string">
            <text:p>ID_proprietário</text:p>
          </table:table-cell>
          <table:table-cell table:style-name="ce87" office:value-type="string" calcext:value-type="string">
            <text:p>sist_cultivo</text:p>
          </table:table-cell>
          <table:table-cell table:number-columns-repeated="3"/>
          <table:table-cell table:style-name="ce87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Fazenda nova</text:p>
          </table:table-cell>
          <table:table-cell office:value-type="float" office:value="9" calcext:value-type="float">
            <text:p>9</text:p>
          </table:table-cell>
          <table:table-cell office:value-type="float" office:value="1234654" calcext:value-type="float">
            <text:p>12346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Esperança </text:p>
          </table:table-cell>
          <table:table-cell office:value-type="float" office:value="10" calcext:value-type="float">
            <text:p>10</text:p>
          </table:table-cell>
          <table:table-cell office:value-type="float" office:value="3549845" calcext:value-type="float">
            <text:p>35498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Semi-intensivo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Peixão</text:p>
          </table:table-cell>
          <table:table-cell office:value-type="float" office:value="11" calcext:value-type="float">
            <text:p>11</text:p>
          </table:table-cell>
          <table:table-cell office:value-type="float" office:value="24757777" calcext:value-type="float">
            <text:p>247577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mbaqui</text:p>
          </table:table-cell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intensivo</text:p>
          </table:table-cell>
          <table:table-cell table:number-columns-repeated="1015"/>
        </table:table-row>
        <table:table-row table:style-name="ro1">
          <table:table-cell table:style-name="ce88" office:value-type="float" office:value="4" calcext:value-type="float">
            <text:p>4</text:p>
          </table:table-cell>
          <table:table-cell table:style-name="ce124" office:value-type="string" calcext:value-type="string">
            <text:p>Peixe bom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5465468" calcext:value-type="float">
            <text:p>5465468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tambaqui</text:p>
          </table:table-cell>
          <table:table-cell table:style-name="ce88" office:value-type="float" office:value="4" calcext:value-type="float">
            <text:p>4</text:p>
          </table:table-cell>
          <table:table-cell table:style-name="ce126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109" office:value-type="string" calcext:value-type="string">
            <text:p>Peixe bonito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4568799" calcext:value-type="float">
            <text:p>4568799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float" office:value="4" calcext:value-type="float">
            <text:p>4</text:p>
          </table:table-cell>
          <table:table-cell table:style-name="ce101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 table:number-columns-spanned="6" table:number-rows-spanned="3">
            <text:p>Tabela para cadastro de fazendas e características das mesmas. 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7" table:number-rows-spanned="1">
            <text:p>Endereço</text:p>
          </table:table-cell>
          <table:covered-table-cell table:number-columns-repeated="6"/>
          <table:table-cell/>
          <table:table-cell table:style-name="ce23" office:value-type="string" calcext:value-type="string" table:number-columns-spanned="4" table:number-rows-spanned="1">
            <text:p>Telefone</text:p>
          </table:table-cell>
          <table:covered-table-cell table:number-columns-repeated="3"/>
          <table:table-cell table:style-name="ce24" office:value-type="string" calcext:value-type="string" table:number-columns-spanned="2" table:number-rows-spanned="8">
            <text:p>Cadastro dos telefones. Entre os proprietários, fazendas e fornecedores.</text:p>
          </table:table-cell>
          <table:covered-table-cell/>
          <table:table-cell table:number-columns-repeated="1010"/>
        </table:table-row>
        <table:table-row table:style-name="ro1">
          <table:table-cell office:value-type="string" calcext:value-type="string">
            <text:p>ID_endereço</text:p>
          </table:table-cell>
          <table:table-cell office:value-type="string" calcext:value-type="string">
            <text:p>logrador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referência</text:p>
          </table:table-cell>
          <table:table-cell/>
          <table:table-cell office:value-type="string" calcext:value-type="string">
            <text:p>ID_telefone</text:p>
          </table:table-cell>
          <table:table-cell office:value-type="string" calcext:value-type="string">
            <text:p>Número_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Número_2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Recife</text:p>
          </table:table-cell>
          <table:table-cell office:value-type="float" office:value="457" calcext:value-type="float">
            <text:p>457</text:p>
          </table:table-cell>
          <table:table-cell office:value-type="float" office:value="3214566" calcext:value-type="float">
            <text:p>32145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214566" calcext:value-type="float">
            <text:p>32145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Florianópolis</text:p>
          </table:table-cell>
          <table:table-cell office:value-type="float" office:value="658" calcext:value-type="float">
            <text:p>658</text:p>
          </table:table-cell>
          <table:table-cell office:value-type="float" office:value="6545465" calcext:value-type="float">
            <text:p>6545465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545465" calcext:value-type="float">
            <text:p>6545465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Olinda</text:p>
          </table:table-cell>
          <table:table-cell office:value-type="float" office:value="652" calcext:value-type="float">
            <text:p>652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Jaboatão</text:p>
          </table:table-cell>
          <table:table-cell office:value-type="float" office:value="325" calcext:value-type="float">
            <text:p>325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Curitiba</text:p>
          </table:table-cell>
          <table:table-cell office:value-type="float" office:value="465" calcext:value-type="float">
            <text:p>465</text:p>
          </table:table-cell>
          <table:table-cell office:value-type="float" office:value="6644654" calcext:value-type="float">
            <text:p>664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644654" calcext:value-type="float">
            <text:p>664465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São Paulo</text:p>
          </table:table-cell>
          <table:table-cell office:value-type="float" office:value="985" calcext:value-type="float">
            <text:p>985</text:p>
          </table:table-cell>
          <table:table-cell office:value-type="float" office:value="6465464" calcext:value-type="float">
            <text:p>6465464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6465464" calcext:value-type="float">
            <text:p>646546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Paraná</text:p>
          </table:table-cell>
          <table:table-cell office:value-type="float" office:value="789" calcext:value-type="float">
            <text:p>789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56" calcext:value-type="float">
            <text:p>56</text:p>
          </table:table-cell>
          <table:table-cell office:value-type="float" office:value="6464654" calcext:value-type="float">
            <text:p>646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6464654" calcext:value-type="float">
            <text:p>646465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Rio de Janeiro</text:p>
          </table:table-cell>
          <table:table-cell office:value-type="float" office:value="123" calcext:value-type="float">
            <text:p>123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Monte Alegre</text:p>
          </table:table-cell>
          <table:table-cell office:value-type="float" office:value="963" calcext:value-type="float">
            <text:p>963</text:p>
          </table:table-cell>
          <table:table-cell office:value-type="float" office:value="4545684" calcext:value-type="float">
            <text:p>4545684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545684" calcext:value-type="float">
            <text:p>454568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852" calcext:value-type="float">
            <text:p>852</text:p>
          </table:table-cell>
          <table:table-cell office:value-type="float" office:value="6548949" calcext:value-type="float">
            <text:p>6548949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6548949" calcext:value-type="float">
            <text:p>6548949</text:p>
          </table:table-cell>
          <table:table-cell table:number-columns-repeated="1012"/>
        </table:table-row>
        <table:table-row table:style-name="ro1">
          <table:table-cell table:style-name="ce88" office:value-type="float" office:value="12" calcext:value-type="float">
            <text:p>12</text:p>
          </table:table-cell>
          <table:table-cell table:style-name="ce88" office:value-type="string" calcext:value-type="string">
            <text:p>Rua Fulano</text:p>
          </table:table-cell>
          <table:table-cell table:style-name="ce88" office:value-type="string" calcext:value-type="string">
            <text:p>A</text:p>
          </table:table-cell>
          <table:table-cell table:style-name="ce126" office:value-type="string" calcext:value-type="string">
            <text:p>Rio de Janeiro</text:p>
          </table:table-cell>
          <table:table-cell table:style-name="ce88" office:value-type="float" office:value="741" calcext:value-type="float">
            <text:p>741</text:p>
          </table:table-cell>
          <table:table-cell table:style-name="ce88" office:value-type="float" office:value="6487849" calcext:value-type="float">
            <text:p>6487849</text:p>
          </table:table-cell>
          <table:table-cell table:style-name="ce88" office:value-type="string" calcext:value-type="string">
            <text:p>Igreja</text:p>
          </table:table-cell>
          <table:table-cell/>
          <table:table-cell table:style-name="ce88" office:value-type="float" office:value="12" calcext:value-type="float">
            <text:p>12</text:p>
          </table:table-cell>
          <table:table-cell table:number-columns-repeated="3" table:style-name="ce88" office:value-type="float" office:value="6487849" calcext:value-type="float">
            <text:p>6487849</text:p>
          </table:table-cell>
          <table:table-cell table:number-columns-repeated="1012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Br 102</text:p>
          </table:table-cell>
          <table:table-cell table:style-name="ce89" office:value-type="string" calcext:value-type="string">
            <text:p>F</text:p>
          </table:table-cell>
          <table:table-cell table:style-name="ce101" office:value-type="string" calcext:value-type="string">
            <text:p>Recife</text:p>
          </table:table-cell>
          <table:table-cell table:style-name="ce89" office:value-type="float" office:value="465" calcext:value-type="float">
            <text:p>465</text:p>
          </table:table-cell>
          <table:table-cell table:style-name="ce89" office:value-type="float" office:value="6549987" calcext:value-type="float">
            <text:p>6549987</text:p>
          </table:table-cell>
          <table:table-cell table:style-name="ce89" office:value-type="string" calcext:value-type="string">
            <text:p>Estrada km 47</text:p>
          </table:table-cell>
          <table:table-cell/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654987" calcext:value-type="float">
            <text:p>2654987</text:p>
          </table:table-cell>
          <table:table-cell table:style-name="ce89" office:value-type="float" office:value="9879879" calcext:value-type="float">
            <text:p>9879879</text:p>
          </table:table-cell>
          <table:table-cell table:style-name="ce89" office:value-type="float" office:value="2654987" calcext:value-type="float">
            <text:p>2654987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os endereços. Sendo dos proprietários, das fazendas e fornecedores.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1012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91" office:value-type="string" calcext:value-type="string">
            <text:p>Tabela (Entidade)</text:p>
          </table:table-cell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Fornecedor</text:p>
          </table:table-cell>
          <table:table-cell table:style-name="ce103" office:value-type="string" calcext:value-type="string">
            <text:p>ID_fornecedor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(PK)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vende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vendedor. No futuro pode mudar para outro vendedor ou até mais de um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fabricant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fabricante. Fábrica que produz a ração, alevino etc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9" office:value-type="string" calcext:value-type="string">
            <text:p>tipo produt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Tipo do produto que fornece. Inicialmente apenas ração ou alevino como opção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9">
            <text:p>Fazenda</text:p>
          </table:table-cell>
          <table:table-cell table:style-name="ce87" office:value-type="string" calcext:value-type="string">
            <text:p>ID_fazenda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npj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NPJ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um_tanqu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de tanques cadastrado n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espéci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pécie que é produzido na fazenda. A princípio tambaqui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proprietári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sist_cultiv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Sistema de produção da fazenda. Cultivo extensivo, semi-intensivo, intensivo, superintensiv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Proprietário</text:p>
          </table:table-cell>
          <table:table-cell table:style-name="ce125" office:value-type="string" calcext:value-type="string">
            <text:p>ID_proprietário (PK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completo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113" office:value-type="string" calcext:value-type="string">
            <text:p>ID_endereço</text:p>
          </table:table-cell>
          <table:table-cell table:style-name="ce115" office:value-type="string" calcext:value-type="string">
            <text:p>Integer</text:p>
          </table:table-cell>
          <table:table-cell table:style-name="ce115"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cpf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CPF documento do proprietári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7">
            <text:p>Endereço</text:p>
          </table:table-cell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logra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ua, avenida etc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bairr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Bairr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idad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Cidad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EP do logrador do endereç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referência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Um ponto de referência para ajudar na entrega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102" office:value-type="string" calcext:value-type="string" table:number-columns-spanned="1" table:number-rows-spanned="4">
            <text:p>Telefone</text:p>
          </table:table-cell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_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1 de telefone. 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26" office:value-type="string" calcext:value-type="string">
            <text:p>whatsapp</text:p>
          </table:table-cell>
          <table:table-cell table:style-name="ce88" office:value-type="string" calcext:value-type="string">
            <text:p>Integer</text:p>
          </table:table-cell>
          <table:table-cell table:style-name="ce88" office:value-type="string" calcext:value-type="string">
            <text:p>Whatsapp </text:p>
          </table:table-cell>
          <table:table-cell table:style-name="ce88" table:number-columns-repeated="6"/>
          <table:table-cell table:number-columns-repeated="1014"/>
        </table:table-row>
        <table:table-row table:style-name="ro1">
          <table:covered-table-cell table:style-name="ce89"/>
          <table:table-cell table:style-name="ce101" office:value-type="string" calcext:value-type="string">
            <text:p>Número_2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Número 2 de telefone</text:p>
          </table:table-cell>
          <table:table-cell table:style-name="ce89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9:41.195241753</meta:creation-date>
    <dc:date>2022-12-28T09:29:51.453050190</dc:date>
    <meta:editing-duration>PT10H2M18S</meta:editing-duration>
    <meta:editing-cycles>57</meta:editing-cycles>
    <meta:generator>LibreOffice/7.3.7.2$Linux_X86_64 LibreOffice_project/30$Build-2</meta:generator>
    <meta:document-statistic meta:table-count="3" meta:cell-count="998" meta:object-count="0"/>
  </office:meta>
</office:document-meta>
</file>